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lear Sans" svg:font-family="'Clear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officeooo:rsid="001cd5d8" officeooo:paragraph-rsid="001cd5d8" style:font-size-asian="12pt" style:font-size-complex="12pt"/>
    </style:style>
    <style:style style:name="T1" style:family="text">
      <style:text-properties officeooo:rsid="001cd5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d among Men</text:p>
      <text:p text:style-name="P1">Luke 11:11-13 “Which of you fathers, if your son asks for a fish, will give him a snake instead? Or if he asks for an egg, will give him a scorpion? If you then, though you are evil, know how to give good gifts to your children, how much more will your Father in heaven give the Holy Spirit to those who ask Him!”</text:p>
      <text:p text:style-name="P2">Prodigal Son – Luke 15:11-32 “we never give up on our children”</text:p>
      <text:p text:style-name="P2"><text:span text:style-name="T1">God Fearing </text:span>Fatherly Traits – Faith, Love, Sacrifice, <text:span text:style-name="T1">Discipline.</text:span></text:p>
      <text:p text:style-name="P3">A. Instill Faith to our children, Love them unconditionally, Sacrifice for our children, discipline out of love for our children</text:p>
      <text:p text:style-name="P2">All Dads Sacrifice for their children (pride, wallet, time) for the betterment of their families. <text:span text:style-name="T1">(details of each). Pride (letting little girls paint our nails), wallet (going broke and working a lot to raise a family), time (sacrificing things we want to do, to raise our children)</text:span></text:p>
      <text:p text:style-name="P2">God was is no different – John 3:16 - “For God so loved the world,[a] that he gave his only Son, that whoever believes in him should not perish but have eternal life.”</text:p>
      <text:p text:style-name="P2">There are expectations for real Dads to take care of their children, and to take care of their wives. <text:bookmark text:name="_GoBack"/><text:s/>We as Christian fathers are to take the example of God when dealing with our children. Even though they may hurt us we are to always love them. We sacrifice for them out of love, we spoil them out of love and we correct them out of love.</text:p>
      <text:p text:style-name="P2">Great examples of fatherhood - Colossians 3:21 “Fathers, do not provoke your children, lest they become discouraged.”, Ephesians 6:4 “Fathers, do not provoke your children to anger, but bring them up in the discipline and instruction of the Lord.”</text:p>
      <text:p text:style-name="P2"><text:soft-page-break/>How we treat our wives tells our daughters how they are to be treated.</text:p>
      <text:p text:style-name="P2">Ephesians 5:25-33</text:p>
      <text:p text:style-name="P2">Colossians 3:19 “Husbands, love your wives and do not become bitter against them.”</text:p>
      <text:p text:style-name="P2">All scripture pertaining to fatherhood comes from the Dad among Men - God!</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lear Sans" svg:font-family="'Clear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style:contextual-spacing="false" fo:line-height="200%" fo:text-align="start" style:justify-single-word="false" fo:orphans="2" fo:widows="2" fo:text-indent="0.5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r Lorenzo</meta:initial-creator>
    <meta:editing-cycles>3</meta:editing-cycles>
    <meta:creation-date>2015-06-18T19:38:00</meta:creation-date>
    <dc:date>2022-06-18T20:42:14.068684639</dc:date>
    <meta:editing-duration>PT17M20S</meta:editing-duration>
    <meta:generator>LibreOffice/7.3.3.2$Linux_X86_64 LibreOffice_project/30$Build-2</meta:generator>
    <meta:document-statistic meta:table-count="0" meta:image-count="0" meta:object-count="0" meta:page-count="2" meta:paragraph-count="13" meta:word-count="333" meta:character-count="1862" meta:non-whitespace-character-count="1538"/>
    <meta:user-defined meta:name="AppVersion">14.0000</meta:user-defined>
    <meta:template xlink:type="simple" xlink:actuate="onRequest" xlink:title="Normal" xlink:href=""/>
  </office:meta>
</office:document-meta>
</file>